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60000000607B7B6E2DE3A2A3A8.png" manifest:media-type="image/png"/>
  <manifest:file-entry manifest:full-path="Pictures/100002010000006000000060CEF7438C7E67F98B.png" manifest:media-type="image/png"/>
  <manifest:file-entry manifest:full-path="Pictures/1000020100000060000000605DE6CD9E9662B5D0.png" manifest:media-type="image/png"/>
  <manifest:file-entry manifest:full-path="Pictures/10000201000000B4000000B407DF71B5F1410005.png" manifest:media-type="image/png"/>
  <manifest:file-entry manifest:full-path="Pictures/10000D850000129B0000129BE8EDF4EC3BE8B224.svg" manifest:media-type="image/svg+xml"/>
  <manifest:file-entry manifest:full-path="Pictures/1000020100000060000000601F6DA4DB5935A568.png" manifest:media-type="image/png"/>
  <manifest:file-entry manifest:full-path="Pictures/100002010000006000000060AF89F8AFBC2BB2E7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17c0b" draw:marker-start-width="0.35cm" draw:marker-end-width="0.35cm" draw:fill="none" draw:fill-color="#dddddd" draw:opacity="50%" draw:textarea-horizontal-align="justify" draw:textarea-vertical-align="middle" draw:auto-grow-height="false" fo:min-height="1.418cm" fo:min-width="1.168cm" fo:padding-top="0.175cm" fo:padding-bottom="0.175cm" fo:padding-left="0.3cm" fo:padding-right="0.3cm" draw:shadow-opacity="50%"/>
    </style:style>
    <style:style style:name="gr4" style:family="graphic" style:parent-style-name="standard">
      <style:graphic-properties svg:stroke-width="0.1cm" svg:stroke-color="#6a9662" draw:marker-start-width="0.35cm" draw:marker-end-width="0.35cm" draw:fill="none" draw:fill-color="#dddddd" draw:opacity="50%" draw:textarea-horizontal-align="justify" draw:textarea-vertical-align="middle" draw:auto-grow-height="false" fo:min-height="2.48cm" fo:min-width="2.23cm" fo:padding-top="0.175cm" fo:padding-bottom="0.175cm" fo:padding-left="0.3cm" fo:padding-right="0.3cm" draw:shadow-opacity="50%"/>
    </style:style>
    <style:style style:name="gr5" style:family="graphic" style:parent-style-name="standard">
      <style:graphic-properties draw:stroke="none" svg:stroke-color="#000000" draw:fill="none" draw:fill-color="#ffffff" fo:min-height="0.54cm"/>
      <style:paragraph-properties style:writing-mode="lr-tb"/>
    </style:style>
    <style:style style:name="P1" style:family="paragraph">
      <style:paragraph-properties fo:text-align="center"/>
      <style:text-properties fo:color="#ffff00" fo:font-size="24pt" fo:font-weight="bold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dddddd" draw:opacity="50%"/>
      <style:paragraph-properties fo:text-align="center"/>
    </style:style>
    <style:style style:name="P4" style:family="paragraph">
      <style:text-properties fo:color="#f17c0b" fo:font-size="12pt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f17c0b" fo:font-size="12pt" fo:font-weight="bold" style:font-size-asian="18pt" style:font-size-complex="18pt"/>
    </style:style>
    <style:style style:name="P6" style:family="paragraph">
      <style:text-properties fo:color="#6a9662" fo:font-size="12pt" fo:font-weight="bold" style:font-size-asian="18pt" style:font-size-complex="18pt"/>
    </style:style>
    <style:style style:name="P7" style:family="paragraph">
      <loext:graphic-properties draw:fill="none" draw:fill-color="#ffffff"/>
      <style:text-properties fo:color="#6a9662" fo:font-size="12pt" fo:font-weight="bold" style:font-size-asian="18pt" style:font-size-complex="18pt"/>
    </style:style>
    <style:style style:name="T1" style:family="text">
      <style:text-properties fo:color="#ffff00" fo:font-size="24pt" fo:font-weight="bold" style:font-size-asian="18pt" style:font-size-complex="18pt"/>
    </style:style>
    <style:style style:name="T2" style:family="text">
      <style:text-properties fo:color="#f17c0b" fo:font-size="12pt" fo:font-weight="bold" style:font-size-asian="18pt" style:font-size-complex="18pt"/>
    </style:style>
    <style:style style:name="T3" style:family="text">
      <style:text-properties fo:color="#6a9662"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95cm" svg:height="1.195cm" svg:x="12.947cm" svg:y="9.328cm">
          <draw:image xlink:href="Pictures/10000D850000129B0000129BE8EDF4EC3BE8B224.svg" xlink:type="simple" xlink:show="embed" xlink:actuate="onLoad" loext:mime-type="image/svg+xml">
            <text:p text:style-name="P1"><text:span text:style-name="T1">?</text:span></text:p>
          </draw:image>
          <draw:image xlink:href="Pictures/10000201000000B4000000B407DF71B5F1410005.png" xlink:type="simple" xlink:show="embed" xlink:actuate="onLoad" loext:mime-type="image/png"/>
        </draw:frame>
        <draw:g>
          <draw:frame draw:style-name="gr2" draw:text-style-name="P2" draw:layer="layout" svg:width="1.05cm" svg:height="1.081cm" svg:x="16.528cm" svg:y="9.624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6.042cm" svg:y="9.016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7.015cm" svg:y="8.956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7.137cm" svg:y="8.561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5.617cm" svg:y="10.172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5.131cm" svg:y="9.564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6.104cm" svg:y="9.504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5.618cm" svg:y="8.896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6.559cm" svg:y="10.781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6.073cm" svg:y="10.173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7.046cm" svg:y="10.113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6.56cm" svg:y="9.505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5.648cm" svg:y="11.329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5.162cm" svg:y="10.721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6.135cm" svg:y="10.661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5.649cm" svg:y="10.053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5.526cm" svg:y="11.208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4.615cm" svg:y="11.756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3.978cm" svg:y="10.083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5.102cm" svg:y="11.088cm">
            <draw:image xlink:href="Pictures/1000020100000060000000601F6DA4DB5935A568.png" xlink:type="simple" xlink:show="embed" xlink:actuate="onLoad" loext:mime-type="image/png">
              <text:p/>
            </draw:image>
          </draw:frame>
        </draw:g>
        <draw:frame draw:style-name="gr2" draw:text-style-name="P2" draw:layer="layout" svg:width="1.05cm" svg:height="1.08cm" svg:x="18.6cm" svg:y="7.512cm">
          <draw:image xlink:href="Pictures/100002010000006000000060AF89F8AFBC2BB2E7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7.385cm" svg:y="7.422cm">
          <draw:image xlink:href="Pictures/100002010000006000000060AF89F8AFBC2BB2E7.png" xlink:type="simple" xlink:show="embed" xlink:actuate="onLoad" loext:mime-type="image/png">
            <text:p/>
          </draw:image>
        </draw:frame>
        <draw:g>
          <draw:frame draw:style-name="gr2" draw:text-style-name="P2" draw:layer="layout" svg:width="1.05cm" svg:height="1.08cm" svg:x="18.753cm" svg:y="5.322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237cm" svg:y="4.4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57cm" svg:y="5.99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054cm" svg:y="5.079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9.605cm" svg:y="4.562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9.089cm" svg:y="3.65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9.422cm" svg:y="5.23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906cm" svg:y="4.319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7.538cm" svg:y="5.232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7.022cm" svg:y="4.32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7.355cm" svg:y="5.90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6.839cm" svg:y="4.989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39cm" svg:y="4.472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7.874cm" svg:y="3.56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207cm" svg:y="5.14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7.691cm" svg:y="4.229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783cm" svg:y="6.843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267cm" svg:y="5.93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084cm" svg:y="6.6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9.635cm" svg:y="6.083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9.119cm" svg:y="5.17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9.939cm" svg:y="6.904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936cm" svg:y="5.84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7.568cm" svg:y="6.753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7.052cm" svg:y="5.84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6.869cm" svg:y="6.5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42cm" svg:y="5.993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20.276cm" svg:y="3.743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237cm" svg:y="6.662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7.721cm" svg:y="5.75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6.109cm" svg:y="4.898cm">
            <draw:image xlink:href="Pictures/100002010000006000000060AF89F8AFBC2BB2E7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05cm" svg:height="1.08cm" svg:x="13.204cm" svg:y="4.911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2.474cm" svg:y="3.177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4.329cm" svg:y="5.672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599cm" svg:y="3.938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052cm" svg:y="6.462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2.322cm" svg:y="4.728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204cm" svg:y="4.911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2.474cm" svg:y="3.177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874cm" svg:y="5.49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144cm" svg:y="3.756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4.999cm" svg:y="6.251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4.269cm" svg:y="4.517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722cm" svg:y="7.041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2.992cm" svg:y="5.307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874cm" svg:y="5.49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144cm" svg:y="3.756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4.36cm" svg:y="3.239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4.452cm" svg:y="6.311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175cm" svg:y="7.101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5.122cm" svg:y="6.89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845cm" svg:y="7.68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5.364cm" svg:y="4.061cm">
            <draw:image xlink:href="Pictures/1000020100000060000000607B7B6E2DE3A2A3A8.png" xlink:type="simple" xlink:show="embed" xlink:actuate="onLoad" loext:mime-type="image/png">
              <text:p/>
            </draw:image>
          </draw:frame>
        </draw:g>
        <draw:frame draw:style-name="gr2" draw:text-style-name="P2" draw:layer="layout" svg:width="1.05cm" svg:height="1.08cm" svg:x="9.789cm" svg:y="10.44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8.999cm" svg:y="9.223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1.219cm" svg:y="10.715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0.429cm" svg:y="9.498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8.724cm" svg:y="10.836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0.154cm" svg:y="11.111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9.364cm" svg:y="9.894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9.819cm" svg:y="8.433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1.249cm" svg:y="8.708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0.184cm" svg:y="9.104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1.189cm" svg:y="11.201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0.399cm" svg:y="9.984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2.619cm" svg:y="11.476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1.829cm" svg:y="10.259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0.124cm" svg:y="11.597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1.554cm" svg:y="11.872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0.764cm" svg:y="10.655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1.037cm" svg:y="9.225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2.467cm" svg:y="9.5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1.402cm" svg:y="9.896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6.302cm" svg:y="5.233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6.849cm" svg:y="4.746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854cm" svg:y="6.48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854cm" svg:y="5.689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854cm" svg:y="4.837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519cm" svg:y="3.833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674cm" svg:y="7.301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9.221cm" svg:y="6.814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584cm" svg:y="6.541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885cm" svg:y="7.939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519cm" svg:y="6.844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184cm" svg:y="5.84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949cm" svg:y="5.629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9.86cm" svg:y="6.846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585cm" svg:y="6.542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735cm" svg:y="4.2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429cm" svg:y="5.325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10.47cm" svg:y="5.781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981cm" svg:y="4.929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646cm" svg:y="3.925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9.862cm" svg:y="4.292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1.309cm" svg:y="7.734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6.302cm" svg:y="5.234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6.849cm" svg:y="4.747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854cm" svg:y="6.481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854cm" svg:y="5.69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854cm" svg:y="4.838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519cm" svg:y="3.834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674cm" svg:y="7.302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9.221cm" svg:y="6.815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584cm" svg:y="6.542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885cm" svg:y="7.94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519cm" svg:y="6.845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184cm" svg:y="5.841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949cm" svg:y="5.63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9.86cm" svg:y="6.847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585cm" svg:y="6.543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735cm" svg:y="4.201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429cm" svg:y="5.326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10.47cm" svg:y="5.782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981cm" svg:y="4.93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646cm" svg:y="3.926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9.862cm" svg:y="4.293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11.168cm" svg:y="6.42cm">
          <draw:image xlink:href="Pictures/100002010000006000000060CEF7438C7E67F98B.png" xlink:type="simple" xlink:show="embed" xlink:actuate="onLoad" loext:mime-type="image/png">
            <text:p/>
          </draw:image>
        </draw:frame>
        <draw:custom-shape draw:style-name="gr3" draw:text-style-name="P3" draw:layer="layout" svg:width="2.5cm" svg:height="2.5cm" svg:x="12.224cm" svg:y="8.6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4cm" svg:height="4cm" svg:x="11.493cm" svg:y="7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5" draw:layer="layout" svg:width="1.399cm" svg:height="0.79cm" svg:x="12.955cm" svg:y="8.607cm">
          <draw:text-box>
            <text:p text:style-name="P4"><text:span text:style-name="T2">k=1</text:span></text:p>
          </draw:text-box>
        </draw:frame>
        <draw:frame draw:style-name="gr5" draw:text-style-name="P7" draw:layer="layout" svg:width="1.399cm" svg:height="0.79cm" svg:x="12.378cm" svg:y="7.969cm">
          <draw:text-box>
            <text:p text:style-name="P6"><text:span text:style-name="T3">k=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0-06-29T10:42:26.142877002</meta:creation-date>
    <dc:date>2020-06-29T11:26:03.673041016</dc:date>
    <meta:editing-duration>PT22M34S</meta:editing-duration>
    <meta:editing-cycles>5</meta:editing-cycles>
    <meta:generator>LibreOffice/6.3.6.2$Linux_X86_64 LibreOffice_project/2196df99b074d8a661f4036fca8fa0cbfa33a497</meta:generator>
    <meta:document-statistic meta:object-count="147"/>
  </office:meta>
</office:document-meta>
</file>